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My positioning is fucking atrocious and I'm about to go crazy over it. Thank god I'm writing it down.. FUCK: IM ANGRY. A FUCKING DISAPPOINTMENT. Alright, done venting? NO, not yet. I need more. More anger to vent. I'm angry. I need to decompress. Maintain calm under all circumstances. Cool-headed. always. Realize it on your own. That your positioning is not that bad. You're angry, yes, but your positioning is fine. It needs some tweaking, but it's not bad. Stay calm now. Maintain calm. Getting angry may or may not help us, we can't tell. But being calm will help us, we can tell. Alright. Good. Realize that your position is fine. We can easily work with it. Well, not easily, but we can work with it. Actually, yes, easily. Be careful of some pitfalls, and we're good to go.</text:p>
      <text:p text:style-name="Normal"/>
      <text:p text:style-name="Normal">Aaaaand we fell into the pitfalls. Sigh. Would someone say it's tragic that I don't care? I don't think so. I guess... Let's be realistic. I underestimated how much being tired undermines my willpower. Not tired... I don't know the word, but it's more akin to mental fatigue. Or rather, I didn't take that into account at all. Because it wasn't in my calculations, I failed to see that it wouldn't be easy at all. Oh, well. It's getting late. Let's finish our kanji and go to sleep. I wonder how long my body needs to sleep. The answer seems to be nine hours, but since that's so long and I don't want that to be true, I keep on wondering. Shame this file will get deleted. I feel like it reveals some nice things about us. About what kind of person we are. Hey, maybe we could use as a reference for future selves. You know, yes, we constantly change, but something deep in us stays the same. If we were a function, I'd say the derivative... No, it's not like that. I was about to say our derivative was constant, but then our growth would be quite monstrous. No, our growth is... linear? Normal? No, it's a constant rate. We're growing at a constant rate. If it could be measured, I feel like that would be the case. But our growth is constant because something deep down in us is also constant. A combination of things. Like, some deep-rooted beliefs that this is what we have to do and that should be done this way and whatnot, and a lot of other stuff. Is that bundle of blurry things our true selves? Maybe. Oh, I think we thought about this a while ago. And we'd come to the conclusion that... Ahh, I remember, we also gave it a name. Our core, I think. So... the same name as the us who is awake in dreams. I see. Writing things down helps. I don't think it's that much of a stretch to say that they're the same thing. Yeah... I think you're right. And... that's why I'd come to that other conclusion. That our core can change. So slowly. Ever so slowly, but it can. And, I think our experiences agree with that conclusion. So... our core is our true self? Then, we're not as nice as we want to be. Nor as courageous. Hm. Indeed. We are capable of both, but it's not deep-rooted yet. It's not the standard of our core yet. I see. The nightfront just gained some serious value. A place where we can directly observe the growth of our core. And the growth of our core relates directly to our growth. Hmmm, in daily life, yes, that is the case, but for what we care about, for the future, for the person we want to be, our core's growth is the growth into that person. </text:p>
      <text:p text:style-name="Normal">You know, I think that it's worth keeping this file. Yes, I think so too. Hey, we're the same person. Ah, you're right.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